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56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5.833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1.187cm"/>
    </style:style>
    <style:style style:name="co7" style:family="table-column">
      <style:table-column-properties fo:break-before="auto" style:column-width="6.3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Default" office:value-type="string" calcext:value-type="string">
            <text:p>В пакете чертежей 13 видов деталей.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Толщина исходного материала, мм</text:p>
          </table:table-cell>
          <table:table-cell table:style-name="ce1"/>
          <table:table-cell table:style-name="ce1" office:value-type="string" calcext:value-type="string">
            <text:p>Количество отверстий</text:p>
          </table:table-cell>
          <table:table-cell table:style-name="ce1" table:number-columns-repeated="2"/>
          <table:table-cell table:style-name="ce1" office:value-type="string" calcext:value-type="string">
            <text:p>Примечание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1"/>
          <table:table-cell table:style-name="ce1" office:value-type="string" calcext:value-type="string">
            <text:p>Требуемые виды обработки</text:p>
          </table:table-cell>
          <table:table-cell table:style-name="ce1"/>
          <table:table-cell table:style-name="ce1" office:value-type="string" calcext:value-type="string">
            <text:p>Диаметр, мм</text:p>
          </table:table-cell>
          <table:table-cell table:style-name="ce1" office:value-type="string" calcext:value-type="string">
            <text:p>Количество деталей</text:p>
          </table:table-cell>
          <table:table-cell table:style-name="ce1"/>
          <table:table-cell table:style-name="ce4" table:number-columns-repeated="1017"/>
        </table:table-row>
        <table:table-row table:style-name="ro1">
          <table:table-cell office:value-type="string" calcext:value-type="string">
            <text:p>part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Пропиловка паз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, глухое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Нарезка резьбы глухая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Нарезка резьбы сквозная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, глухое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Нарезка резьбы глухая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детали имеют одинаковые заготовки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Пропиловка паз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07_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детали имеют одинаковые заготовки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Пропиловка паз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13_n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родольное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родольное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21_n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22_n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Описание видов обработки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Default" office:value-type="string" calcext:value-type="string">
            <text:p>Сверление продольное</text:p>
          </table:table-cell>
          <table:table-cell table:style-name="Default" office:value-type="string" calcext:value-type="string">
            <text:p>сверление по предварительно вырезанному каналу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 office:value-type="string" calcext:value-type="string">
            <text:p>Сверление поперечное</text:p>
          </table:table-cell>
          <table:table-cell table:style-name="Default" office:value-type="string" calcext:value-type="string">
            <text:p>сверление с нуля, требует разметки и кернения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 office:value-type="string" calcext:value-type="string">
            <text:p>Сверление поперечное, глухое</text:p>
          </table:table-cell>
          <table:table-cell table:style-name="Default" office:value-type="string" calcext:value-type="string">
            <text:p>то же самое, но отверстие глухое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Default" office:value-type="string" calcext:value-type="string">
            <text:p>Пропиловка паза</text:p>
          </table:table-cell>
          <table:table-cell table:style-name="Default" office:value-type="string" calcext:value-type="string">
            <text:p>паз шириной 1 мм ножовкой или фрезой, доводка до отверстия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Default" office:value-type="string" calcext:value-type="string">
            <text:p>Нарезка резьбы сквозная</text:p>
          </table:table-cell>
          <table:table-cell table:style-name="Default" office:value-type="string" calcext:value-type="string">
            <text:p>нарезка резьбы M5 насквозь детали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 office:value-type="string" calcext:value-type="string">
            <text:p>Нарезка резьбы глухая</text:p>
          </table:table-cell>
          <table:table-cell table:style-name="Default" office:value-type="string" calcext:value-type="string">
            <text:p>нарезка резьбы M5 в глухом отверстии</text:p>
          </table:table-cell>
          <table:table-cell table:style-name="Default" table:number-columns-repeated="5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4-05-08T14:06:39.796000000</meta:creation-date>
    <dc:date>2014-05-08T14:36:49.671000000</dc:date>
    <dc:creator>Andrew Answer</dc:creator>
    <meta:editing-duration>PT20M48S</meta:editing-duration>
    <meta:editing-cycles>11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